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leItemStateException.StaleItem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leItemStateException.StaleItemState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